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fr1" style:family="graphic" style:parent-style-name="OLE">
      <style:graphic-properties style:horizontal-pos="center" style:horizontal-rel="paragraph" draw:ole-draw-aspect="1" draw:visible-area-top="0in" draw:visible-area-width="7.0567in" draw:visible-area-height="8.822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Objeto1" text:anchor-type="paragraph" svg:width="7.0571in" svg:height="8.822in" draw:z-index="0"><draw:object-ole xlink:href="./Object 1" xlink:type="simple" xlink:show="embed" xlink:actuate="onLoad"/><draw:image xlink:href="./ObjectReplacements/Object 1" xlink:type="simple" xlink:show="embed" xlink:actuate="onLoad"/></draw:frame></text:p>
      <text:p text:style-name="P1">Bilateral Directory FSM</text:p>
      <text:p text:style-name="P1"><text:soft-page-break/></text:p>
      <text:p text:style-name="P2">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ply from the memory node before it can do anything else, so any read requests that arrive gets nakked. No writeback requests can arrive in “Unowned” because no node has the block, yet. When it receives a reply from the memory node, an exclusive reply is sent to the requester, and the directory transitions into the “Exclusive” state.</text:p>
      <text:p text:style-name="P2"/>
      <text:p text:style-name="P2">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
      <text:p text:style-name="P2">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or an invalidate ack to cause it to transition back to “Exclusive.” If a read request arrives while the directory is in “Waiting for Invalidate Response,” the directory would send a nak to the requester. If the directory receives a writeback request, the directory would send an exclusive reply to the new owner and a writeback ack to the requester. On the other hand, if the directory receives an invalidate ack, it would only send an exclusive reply to the new owner.</text:p>
      <text:p text:style-name="P2"/>
      <text:p text:style-name="P2">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previous owner, then the directory would forward shared replies to all requesters and transition to “Shared.”</text:p>
      <text:p text:style-name="P2"/>
      <text:p text:style-name="P2">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
      <text:p text:style-name="P2">When a shared read arrives in the “Shared” state, the directory would add the requester into the sharers list, forward the request to a sharer S, and transition to “Shared Waiting for Reply.” Sharer S is chosen randomly among all the nodes that has the block. In this state, the directory adds any new shared <text:soft-page-break/>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
      <text:p text:style-name="P2">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
      <text:p text:style-name="P2">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1-02-02T22:26:14.34</meta:creation-date>
    <meta:generator>OpenOffice.org/3.2$Win32 OpenOffice.org_project/320m18$Build-9502</meta:generator>
    <dc:date>2011-02-03T20:38:07.84</dc:date>
    <dc:creator>Eric Chang</dc:creator>
    <meta:editing-duration>PT07H59M31S</meta:editing-duration>
    <meta:editing-cycles>20</meta:editing-cycles>
    <meta:printed-by>Eric Chang</meta:printed-by>
    <meta:print-date>2011-02-03T16:55:20.96</meta:print-date>
    <meta:document-statistic meta:table-count="0" meta:image-count="0" meta:object-count="1" meta:page-count="3" meta:paragraph-count="9" meta:word-count="1104" meta:character-count="6238"/>
  </office:meta>
</office:document-meta>
</file>